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style:style>
    <style:style style:name="P23"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paragraph-properties fo:margin-top="0.1665in" fo:margin-bottom="0.1665in" loext:contextual-spacing="false" fo:line-height="100%"/>
    </style:style>
    <style:style style:name="P31" style:family="paragraph" style:parent-style-name="Standard">
      <style:paragraph-properties fo:margin-top="0in" fo:margin-bottom="0.1665in" loext:contextual-spacing="false" fo:line-height="100%"/>
    </style:style>
    <style:style style:name="P32" style:family="paragraph" style:parent-style-name="Standard">
      <style:paragraph-properties fo:break-before="auto" fo:break-after="auto"/>
    </style:style>
    <style:style style:name="P33" style:family="paragraph" style:parent-style-name="Heading_20_1" style:list-style-name="WWNum4"/>
    <style:style style:name="P34"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999966" style:font-name="Tahoma" fo:font-size="9pt" style:font-name-asian="Tahoma1" style:font-size-asian="9pt" style:font-name-complex="Tahoma1" style:font-size-complex="9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style:font-name="Arial" fo:font-size="11pt" style:font-name-asian="Arial1" style:font-size-asian="11pt" style:font-name-complex="Arial1" style:font-size-complex="11pt"/>
    </style:style>
    <style:style style:name="T18" style:family="text">
      <style:text-properties fo:color="#1155cc" style:text-underline-style="solid" style:text-underline-width="auto" style:text-underline-color="font-color"/>
    </style:style>
    <style:style style:name="T19" style:family="text">
      <style:text-properties style:text-underline-style="none"/>
    </style:style>
    <style:style style:name="T20"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Aplicaciones Ofimáticas (Office Applications)</text:span><text:span text:style-name="T2"><text:line-break/></text:span><text:span text:style-name="T3">UD 08. Interactuando con inteligencias artificiales</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5">Autores: Sergi García Barea, Gloria Muñoz González</text:span><draw:frame draw:style-name="fr3" draw:name="image1.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6">Nomenclatura</text:span></text:p>
      <text:p text:style-name="P8">A lo largo de este tema se utilizarán diferentes símbolos para distinguir elementos importantes dentro del contenido. Estos símbolos son:</text:p>
      <text:p text:style-name="P8"/>
      <text:p text:style-name="P9"><text:span text:style-name="T9"><text:s/>📖 </text:span><text:span text:style-name="T10">Importante</text:span></text:p>
      <text:p text:style-name="Standard"/>
      <text:p text:style-name="P9"><text:span text:style-name="T11"><text:s/>❕</text:span><text:span text:style-name="T12"> </text:span><text:span text:style-name="T10">Atención</text:span></text:p>
      <text:p text:style-name="Standard"><text:s/></text:p>
      <text:p text:style-name="P9"><text:span text:style-name="T9"><text:s/>💬</text:span> <text:span text:style-name="T10">Interesante</text:span></text:p>
      <text:p text:style-name="P10"><text:span text:style-name="T13">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2fr8dbh87jol" text:style-name="Index_20_Link" text:visited-style-name="Index_20_Link"><text:span text:style-name="T16">1. Introducción</text:span></text:a><text:span text:style-name="T16"><text:tab/>3</text:span></text:p>
          <text:p text:style-name="P12"><text:a xlink:type="simple" xlink:href="#_9ksr49skkgmi" text:style-name="Index_20_Link" text:visited-style-name="Index_20_Link"><text:span text:style-name="T16">2. Productos más típicos que utilizan inteligencia artificial</text:span></text:a><text:span text:style-name="T16"><text:tab/>3</text:span></text:p>
          <text:p text:style-name="P12"><text:soft-page-break/><text:a xlink:type="simple" xlink:href="#_kyysro96tigm" text:style-name="Index_20_Link" text:visited-style-name="Index_20_Link"><text:span text:style-name="T16">3. Generadores de texto</text:span></text:a><text:span text:style-name="T16"><text:tab/>4</text:span></text:p>
          <text:p text:style-name="P12"><text:a xlink:type="simple" xlink:href="#_3ibf9r3bmwn8" text:style-name="Index_20_Link" text:visited-style-name="Index_20_Link"><text:span text:style-name="T16">4. Ética al usar herramientas de inteligencia artificial</text:span></text:a><text:span text:style-name="T16"><text:tab/>4</text:span></text:p>
          <text:p text:style-name="P13"><text:a xlink:type="simple" xlink:href="#_4yiixae0owjb" text:style-name="Index_20_Link" text:visited-style-name="Index_20_Link"><text:span text:style-name="T16">5. Directorios con herramientas que utilizan inteligencia artificial</text:span></text:a><text:span text:style-name="T16"><text:tab/>5</text:span></text:p>
        </text:index-body>
      </text:table-of-content>
      <text:p text:style-name="P14"/>
      <text:p text:style-name="P14"/>
      <text:p text:style-name="P14"/>
      <text:p text:style-name="P16"/>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22"><text:span text:style-name="T14">UD 08. Interactuando con inteligencias artificiales</text:span></text:p>
      <text:list xml:id="list1014357608" text:style-name="WWNum4">
        <text:list-item>
          <text:p text:style-name="P33"><text:bookmark text:name="_2fr8dbh87jol"/>Introducción</text:p>
        </text:list-item>
      </text:list>
      <text:p text:style-name="Standard">La Inteligencia Artificial (IA) es una disciplina de la informática que se basa en la idea de que una máquina puede ser programada para realizar tareas que normalmente requieren inteligencia humana, como el reconocimiento de patrones, el aprendizaje, la toma de decisiones y la resolución de problemas complejos.</text:p>
      <text:p text:style-name="Standard"/>
      <text:p text:style-name="Standard">El objetivo principal de la IA es crear sistemas que puedan actuar y tomar decisiones basadas en datos y algoritmos, en lugar de ser controlados por un humano. Esto puede llevarse a cabo a través de diferentes técnicas y enfoques, como el aprendizaje automático, la robótica, la visión por computadora y el procesamiento del lenguaje natural.</text:p>
      <text:p text:style-name="Standard"/>
      <text:p text:style-name="Standard">La IA se ha aplicado con éxito en una amplia variedad de sectores, como la medicina, las finanzas, la manufactura y la atención al cliente. Por ejemplo, los sistemas de IA pueden ayudar a los médicos a diagnosticar enfermedades más rápido y precisamente, o a los bancos a detectar fraudes financieros con mayor eficacia.</text:p>
      <text:p text:style-name="Standard"><text:soft-page-break/></text:p>
      <text:p text:style-name="Standard">En resumen, la IA es una disciplina en constante evolución que tiene el potencial de revolucionar la forma en que las personas y las empresas trabajan y viven.</text:p>
      <text:p text:style-name="Standard"/>
      <text:list xml:id="list30135521533266" text:continue-numbering="true" text:style-name="WWNum4">
        <text:list-item>
          <text:p text:style-name="P33"><text:bookmark text:name="_9ksr49skkgmi"/>Productos más típicos que utilizan inteligencia artificial</text:p>
        </text:list-item>
      </text:list>
      <text:p text:style-name="Standard">Los principales productos que utilizan inteligencia artificial son:</text:p>
      <text:list xml:id="list866642207" text:style-name="WWNum5">
        <text:list-item>
          <text:p text:style-name="P23"><text:span text:style-name="T10">Generador de contenidos: </text:span>generan texto, imágenes, audio, video, etc. dependiendo de las interacciones con un usuario o con otro software.</text:p>
        </text:list-item>
        <text:list-item>
          <text:p text:style-name="P23"><text:span text:style-name="T10">Asistentes virtuales</text:span>: son programas diseñados para ayudar a los usuarios con tareas cotidianas como enviar mensajes, hacer llamadas, programar citas, etc.</text:p>
        </text:list-item>
        <text:list-item>
          <text:p text:style-name="P23"><text:span text:style-name="T10">Sistemas de reconocimiento de voz:</text:span> se utilizan para traducir la voz humana en texto y realizar acciones basadas en comandos de voz.</text:p>
        </text:list-item>
        <text:list-item>
          <text:p text:style-name="P23"><text:span text:style-name="T10">Chatbots</text:span>: son programas que imitan una conversación humana para proporcionar información y ayuda a los usuarios en línea.</text:p>
        </text:list-item>
        <text:list-item>
          <text:p text:style-name="P23"><text:span text:style-name="T10">Sistemas de recomendación</text:span>: utilizan el aprendizaje automático para recomendar productos, servicios o contenido a los usuarios en función de sus intereses y preferencias.</text:p>
        </text:list-item>
        <text:list-item>
          <text:p text:style-name="P23"><text:span text:style-name="T10">Sistemas de traducción automática</text:span>: utilizan técnicas de aprendizaje automático para traducir texto o voz de un idioma a otro.</text:p>
        </text:list-item>
        <text:list-item>
          <text:p text:style-name="P23"><text:span text:style-name="T10">Sistemas de análisis de datos</text:span>: utilizan técnicas de aprendizaje automático para analizar grandes cantidades de datos y extraer información útil</text:p>
        </text:list-item>
        <text:list-item>
          <text:p text:style-name="P23"><text:span text:style-name="T10">Sistemas de visión por computadora</text:span>: utilizan técnicas de aprendizaje automático para analizar imágenes y extraer información útil.</text:p>
        </text:list-item>
        <text:list-item>
          <text:p text:style-name="P23"><text:span text:style-name="T10">Sistemas de seguridad</text:span>: utilizan técnicas de aprendizaje automático para detectar posibles amenazas o anomalías en tiempo real.</text:p>
        </text:list-item>
        <text:list-item>
          <text:p text:style-name="P23"><text:span text:style-name="T10">Robótica industrial</text:span>: robots que utilizan técnicas de inteligencia artificial para realizar tareas en un entorno controlado.</text:p>
        </text:list-item>
      </text:list>
      <text:list xml:id="list30134602253743" text:continue-list="list30135521533266" text:style-name="WWNum4">
        <text:list-item>
          <text:p text:style-name="P33"><text:bookmark text:name="_kyysro96tigm"/>Generadores de texto</text:p>
        </text:list-item>
      </text:list>
      <text:p text:style-name="P30">Los generadores de texto en inteligencia artificial funcionan utilizando modelos de aprendizaje profundo como el modelo GPT (Generative Pre-trained Transformer). Estos modelos son entrenados en grandes cantidades de texto previamente escrito y luego utilizan esa información para generar nuevo texto de manera autónoma.</text:p>
      <text:p text:style-name="P30">El proceso de generación de texto se basa en la predicción de las siguientes palabras o frases, dado un contexto o un “prompt” (cadena de texto con información para el sistema) previo. El modelo considera las palabras previas y las probabilidades asociadas a las siguientes palabras para generar una secuencia coherente de texto.</text:p>
      <text:p text:style-name="P30">Los generadores de texto pueden utilizarse para una variedad de tareas, como la generación de noticias, resúmenes de texto, traducciones automáticas, creación de poesía o ficción, entre otras. Sin embargo, es importante tener en cuenta que la calidad del texto generado depende en gran medida de la cantidad y calidad de datos utilizados para entrenar el modelo. Por lo tanto, los resultados pueden variar significativamente y a veces pueden ser de baja calidad o no coherentes.</text:p>
      <text:p text:style-name="P30">Una de las implementaciones más conocidas es el sistema de generación de texto con diálogo llamado ChatGPT <text:a xlink:type="simple" xlink:href="https://chat.openai.com/chat" text:style-name="ListLabel_20_37" text:visited-style-name="ListLabel_20_37"><text:span text:style-name="T18">https://chat.openai.com/chat</text:span></text:a> , aunque existen otros interesantes como Perplexity AI <text:a xlink:type="simple" xlink:href="http://perplexity.ai/" text:style-name="ListLabel_20_37" text:visited-style-name="ListLabel_20_37"><text:span text:style-name="T18">http://perplexity.ai/</text:span></text:a></text:p>
      <text:p text:style-name="P30">A continuación algunos enlaces con consejos y “prompts” ya realizados para utilizar ChatGPT:</text:p>
      <text:list xml:id="list3006615632" text:style-name="WWNum2">
        <text:list-item>
          <text:p text:style-name="P26"><text:a xlink:type="simple" xlink:href="https://mpost.io/100-best-chatgpt-prompts-to-unleash-ais-potential/" text:style-name="ListLabel_20_37" text:visited-style-name="ListLabel_20_37"><text:span text:style-name="T18">https://mpost.io/100-best-chatgpt-prompts-to-unleash-ais-potential/</text:span></text:a></text:p>
        </text:list-item>
        <text:list-item>
          <text:p text:style-name="P24"><text:a xlink:type="simple" xlink:href="https://github.com/f/awesome-chatgpt-prompts/" text:style-name="ListLabel_20_37" text:visited-style-name="ListLabel_20_37"><text:span text:style-name="T18">https://github.com/f/awesome-chatgpt-prompts/</text:span></text:a></text:p>
        </text:list-item>
        <text:list-item>
          <text:p text:style-name="P24"><text:a xlink:type="simple" xlink:href="https://saasradar.net/prompt-chatgpt/" text:style-name="ListLabel_20_37" text:visited-style-name="ListLabel_20_37"><text:span text:style-name="T18">https://saasradar.net/prompt-chatgpt/</text:span></text:a></text:p>
        </text:list-item>
        <text:list-item>
          <text:p text:style-name="P24"><text:a xlink:type="simple" xlink:href="https://elplacerdelseo.com/los-mejores-prompts-chatgpt-para-seo/" text:style-name="ListLabel_20_37" text:visited-style-name="ListLabel_20_37"><text:span text:style-name="T18">https://elplacerdelseo.com/los-mejores-prompts-chatgpt-para-seo/</text:span></text:a></text:p>
        </text:list-item>
      </text:list>
      <text:list xml:id="list30135024972104" text:continue-list="list30134602253743" text:style-name="WWNum4">
        <text:list-item>
          <text:p text:style-name="P33"><text:bookmark text:name="_3ibf9r3bmwn8"/>Ética al usar herramientas de inteligencia artificial</text:p>
        </text:list-item>
      </text:list>
      <text:p text:style-name="Standard"><text:soft-page-break/>El uso de herramientas de inteligencia artificial, como podría ser ChatGPT o similares, plantea algunos desafíos éticos y responsabilidades para los desarrolladores, los usuarios y la sociedad en general: representación inclusiva y diversa, responsabilidad del contenido, uso adecuado de la herramienta y privacidad.</text:p>
      <text:p text:style-name="Standard"/>
      <text:p text:style-name="P31">Tratando vuestro caso concreto, el uso de herramientas como ChatGPT por parte de estudiantes plantea algunos desafíos éticos y responsabilidades importantes. Algunos de estos desafíos incluyen:</text:p>
      <text:list xml:id="list45416507" text:style-name="WWNum1">
        <text:list-item>
          <text:p text:style-name="P27"><text:span text:style-name="T10">Integridad académica:</text:span> los estudiantes deben asegurarse de que su trabajo sea original y no se apropie indebidamente del trabajo de otros. Si se utiliza la información generada por herramientas como ChatGPT, es importante reconocer y citar adecuadamente a las fuentes.</text:p>
        </text:list-item>
        <text:list-item>
          <text:p text:style-name="P25"><text:span text:style-name="T10">Honestidad y transparencia</text:span>: los estudiantes deben ser honestos y transparentes sobre su uso de herramientas como ChatGPT en sus trabajos. Si se utiliza información generada por estas herramientas, es importante identificar claramente esa información como generada por un modelo de inteligencia artificial.</text:p>
        </text:list-item>
        <text:list-item>
          <text:p text:style-name="P25"><text:span text:style-name="T10">Responsabilidad por la información</text:span>: los modelos de lenguaje pueden difundir información errónea o perjudicial, por lo que es importante que los estudiantes se hagan responsables de la verificación y la corrección de la información utilizada en sus trabajos.</text:p>
        </text:list-item>
        <text:list-item>
          <text:p text:style-name="P25"><text:span text:style-name="T10">Ética y sostenibilidad</text:span>: es importante que los estudiantes consideren las implicaciones éticas y sostenibles del uso de herramientas como ChatGPT y tomen medidas para garantizar su uso responsable y sostenible.</text:p>
        </text:list-item>
      </text:list>
      <text:list xml:id="list30135787019881" text:continue-list="list30135024972104" text:style-name="WWNum4">
        <text:list-item>
          <text:p text:style-name="P33"><text:bookmark text:name="_4yiixae0owjb"/>Directorios con herramientas que utilizan inteligencia artificial</text:p>
        </text:list-item>
      </text:list>
      <text:p text:style-name="Standard">Existen algunas páginas que recopilan, a modo de directorio, distintos enlaces a herramientas que utilizan inteligencia artificial. Las más populares son:</text:p>
      <text:list xml:id="list3951719686" text:style-name="WWNum3">
        <text:list-item>
          <text:p text:style-name="P28"><text:a xlink:type="simple" xlink:href="https://aifindy.com/" text:style-name="ListLabel_20_37" text:visited-style-name="ListLabel_20_37"><text:span text:style-name="T18">https://aifindy.com/</text:span></text:a></text:p>
        </text:list-item>
        <text:list-item>
          <text:p text:style-name="P29"><text:a xlink:type="simple" xlink:href="https://www.futurepedia.io/" text:style-name="ListLabel_20_37" text:visited-style-name="ListLabel_20_37"><text:span text:style-name="T18">https://www.futurepedia.io/</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8. Interactuando con inteligencias artificiales </text:span></text:p>
      </style:header>
      <style:footer>
        <text:p text:style-name="MP4"><text:span text:style-name="MT1">Aplicaciones Ofimáticas (Office Applications)<text:tab/><text:tab/>UD08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9" meta:word-count="1047" meta:character-count="7265" meta:non-whitespace-character-count="6293"/>
    <meta:generator>LibreOfficeDev/6.0.5.2$Linux_X86_64 LibreOffice_project/</meta:generator>
  </office:meta>
</office:document-meta>
</file>